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Title" style:master-page-name="Standard">
      <style:paragraph-properties fo:text-align="center" style:justify-single-word="false" style:page-number="1"/>
    </style:style>
    <style:style style:name="P3" style:family="paragraph">
      <loext:graphic-properties draw:fill="solid" draw:fill-color="#a0a0a0"/>
      <style:paragraph-properties fo:text-align="center"/>
    </style:style>
    <style:style style:name="Sect1" style:family="section">
      <style:section-properties text:dont-balance-text-columns="true" style:editable="false">
        <style:columns fo:column-count="2">
          <style:column style:rel-width="32769*" fo:start-indent="0in" fo:end-indent="0.1409in"/>
          <style:column style:rel-width="32766*" fo:start-indent="0.1409in" fo:end-indent="0in"/>
        </style:columns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nzgkm9ozgwof"/>QUEM PISOU NO MEU PÉ?</text:p>
      <text:p text:style-name="Standard"><draw:rect text:anchor-type="as-char" style:rel-width="100%" draw:z-index="0" draw:style-name="gr1" draw:text-style-name="P3" svg:width="0.0012in" svg:height="0.0213in"><text:p/></draw:rect></text:p>
      <text:section text:style-name="Sect1" text:name="TextSection">
        <text:p text:style-name="Standard">No dia do passeio, daqueles que a gente espera</text:p>
        <text:p text:style-name="Standard">e conta as horas pra chegar,</text:p>
        <text:p text:style-name="Standard">Augusto todo empolgado, </text:p>
        <text:p text:style-name="Standard">levantou cedo e foi logo se arrumar.</text:p>
        <text:p text:style-name="Standard"/>
        <text:p text:style-name="Standard">Toma banho, arruma o topete,</text:p>
        <text:p text:style-name="Standard">escolhe a roupa e um tênis maneiro;</text:p>
        <text:p text:style-name="Standard">Mamãe com o café pronto pergunta:</text:p>
        <text:p text:style-name="Standard"><text:s/>-Menino, vai demorar o dia inteiro?</text:p>
        <text:p text:style-name="Standard"/>
        <text:p text:style-name="Standard">Coloca casaco, escova bem os dentes, </text:p>
        <text:p text:style-name="Standard">leva um lanche, caso fique faminto;</text:p>
        <text:p text:style-name="Standard">entra no carro e papai espera</text:p>
        <text:p text:style-name="Standard">até que todos coloquem o cinto.</text:p>
        <text:p text:style-name="Standard"/>
        <text:p text:style-name="Standard">Passa rua, passa carro, passa prédio,</text:p>
        <text:p text:style-name="Standard">um anda e pára que nunca chega,</text:p>
        <text:p text:style-name="Standard">deu tempo de ouvir todas as músicas.</text:p>
        <text:p text:style-name="Standard">até mesmo de tirar uma soneca.</text:p>
        <text:p text:style-name="Standard"/>
        <text:p text:style-name="Standard">De repente mamãe cutuca:</text:p>
        <text:p text:style-name="P1">- acorda preguicinha, veja onde estamos!</text:p>
        <text:p text:style-name="Standard">- Lugar grande, muito verde, muitos bichos…</text:p>
        <text:p text:style-name="Standard"><text:soft-page-break/>É, acho que nós chegamos.</text:p>
        <text:p text:style-name="Standard"/>
        <text:p text:style-name="Standard">Que lugar bonito, quanta gente.</text:p>
        <text:p text:style-name="Standard">Augusto se encanta com a bicharada;</text:p>
        <text:p text:style-name="Standard">até que de supetão, um pisão no seu pé</text:p>
        <text:p text:style-name="Standard">perturbou sua manhã encantada.</text:p>
        <text:p text:style-name="Standard"/>
        <text:p text:style-name="Standard">Com a cara brava e mal humorado,</text:p>
        <text:p text:style-name="Standard">olha por todo o lado procurando o sujeito,</text:p>
        <text:p text:style-name="Standard">que desatento e com um pé de chumbo</text:p>
        <text:p text:style-name="Standard">estragou o seu dia perfeito. </text:p>
        <text:p text:style-name="Standard"/>
        <text:p text:style-name="P1">- Veja Augusto, uma girafa gigante,</text:p>
        <text:p text:style-name="Standard">toda serelepe dando um rolê</text:p>
        <text:p text:style-name="Standard">- Bobagem, quero mesmo é ver o danado</text:p>
        <text:p text:style-name="Standard">do cidadão que pisou no meu pé.</text:p>
        <text:p text:style-name="Standard"/>
        <text:p text:style-name="P1">- Um leão com sua juba linda</text:p>
        <text:p text:style-name="Standard">e seus dentes que dão medo.</text:p>
        <text:p text:style-name="Standard">- Foi homem ou mulher</text:p>
        <text:p text:style-name="Standard">que esmagou meu pobre dedo?</text:p>
        <text:p text:style-name="Standard"/>
        <text:p text:style-name="Standard">-Querido vamos aproveitar o passeio,</text:p>
        <text:p text:style-name="Standard">Temos aqui um belo cachorro do mato!</text:p>
        <text:p text:style-name="P1">- Não sei se foi adulto ou criança</text:p>
        <text:p text:style-name="Standard">que sujou o meu sapato.</text:p>
        <text:p text:style-name="Standard"><text:soft-page-break/></text:p>
        <text:p text:style-name="Standard"><text:s/>- Vamos brincar no parquinho,</text:p>
        <text:p text:style-name="Standard">tem gangorra, balança, algodão doce e sorvete.</text:p>
        <text:p text:style-name="Standard">- Ora só, vê se pode...</text:p>
        <text:p text:style-name="Standard">Pensar que meu pé era um tapete!</text:p>
        <text:p text:style-name="Standard"/>
        <text:p text:style-name="Standard">- Deve ser difícil encontrar esse pé grande,</text:p>
        <text:p text:style-name="Standard">no meio desse povo aí afora,</text:p>
        <text:p text:style-name="Standard">vou mesmo é aproveitar os bichos</text:p>
        <text:p text:style-name="Standard">antes que a gente vá embora.</text:p>
        <text:p text:style-name="Standard"/>
        <text:p text:style-name="Standard">- Vai é pra casa tomar um banho quente</text:p>
        <text:p text:style-name="Standard">ver filme com pipoca se quiser.</text:p>
        <text:p text:style-name="Standard">- Perdi meu passeio e ainda não sei</text:p>
        <text:p text:style-name="Standard">quem foi que pisou no meu pé.</text:p>
        <text:p text:style-name="Standard"/>
        <text:p text:style-name="Standard">03/08/2022 - (Lilian Jusoli, Volta Redonda, 03 de agosto de 2022.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5" meta:word-count="344" meta:character-count="1781" meta:non-whitespace-character-count="1486"/>
    <meta:generator>LibreOfficeDev/6.0.5.2$Linux_X86_64 LibreOffice_project/</meta:generator>
  </office:meta>
</office:document-meta>
</file>